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0.75cm" fo:min-width="5.7cm"/>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357cm"/>
      <style:paragraph-properties style:writing-mode="lr-tb"/>
    </style:style>
    <style:style style:name="gr4" style:family="graphic" style:parent-style-name="standard">
      <style:graphic-properties draw:textarea-horizontal-align="justify" draw:textarea-vertical-align="middle" draw:auto-grow-height="false" fo:min-height="6.95cm" fo:min-width="4.9cm"/>
    </style:style>
    <style:style style:name="gr5"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603cm"/>
      <style:paragraph-properties style:writing-mode="lr-tb"/>
    </style:style>
    <style:style style:name="gr7" style:family="graphic" style:parent-style-name="objectwithoutfill">
      <style:graphic-properties svg:stroke-width="0.05cm" draw:marker-start-width="0.28cm" draw:marker-end-width="0.28cm" draw:fill="none" draw:textarea-vertical-align="middle" fo:padding-top="0.15cm" fo:padding-bottom="0.15cm" fo:padding-left="0.275cm" fo:padding-right="0.275cm"/>
    </style:style>
    <style:style style:name="gr8" style:family="graphic" style:parent-style-name="standard">
      <style:graphic-properties draw:textarea-horizontal-align="justify" draw:textarea-vertical-align="middle" draw:auto-grow-height="false" fo:min-height="4.75cm" fo:min-width="4.9cm"/>
    </style:style>
    <style:style style:name="gr9" style:family="graphic" style:parent-style-name="standard">
      <style:graphic-properties draw:stroke="none" svg:stroke-color="#000000" draw:fill="none" draw:fill-color="#ffffff" draw:auto-grow-height="true" draw:auto-grow-width="false" fo:max-height="0cm" fo:min-height="0.55cm"/>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357cm"/>
      <style:paragraph-properties style:writing-mode="lr-tb"/>
    </style:style>
    <style:style style:name="gr11" style:family="graphic" style:parent-style-name="standard">
      <style:graphic-properties draw:textarea-horizontal-align="justify" draw:textarea-vertical-align="middle" draw:auto-grow-height="false" fo:min-height="3.15cm" fo:min-width="2.1cm"/>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0.35cm"/>
      <style:paragraph-properties style:writing-mode="lr-tb"/>
    </style:style>
    <style:style style:name="gr13" style:family="graphic" style:parent-style-name="standard">
      <style:graphic-properties draw:stroke="none" svg:stroke-color="#000000" draw:fill="none" draw:fill-color="#ffffff" draw:textarea-vertical-align="middle" draw:auto-grow-height="true" draw:auto-grow-width="false" fo:max-height="0cm" fo:min-height="1.23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5" style:family="graphic" style:parent-style-name="standard">
      <style:graphic-properties draw:textarea-horizontal-align="justify" draw:textarea-vertical-align="middle" draw:auto-grow-height="false" fo:min-height="0.55cm" fo:min-width="0.5cm"/>
    </style:style>
    <style:style style:name="gr16"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7" style:family="graphic">
      <style:graphic-properties style:protect="size"/>
    </style:style>
    <style:style style:name="gr18" style:family="graphic" style:parent-style-name="standard">
      <style:graphic-properties draw:textarea-horizontal-align="justify" draw:textarea-vertical-align="middle" draw:auto-grow-height="false" fo:min-height="6.55cm" fo:min-width="12.7cm"/>
    </style:style>
    <style:style style:name="gr19" style:family="graphic" style:parent-style-name="standard">
      <style:graphic-properties draw:stroke="none" svg:stroke-color="#000000" draw:fill="none" draw:fill-color="#ffffff" draw:auto-grow-height="true" draw:auto-grow-width="false" fo:max-height="0cm" fo:min-height="0.4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1" style:family="graphic" style:parent-style-name="standard">
      <style:graphic-properties draw:textarea-horizontal-align="justify" draw:textarea-vertical-align="middle" draw:auto-grow-height="false" fo:min-height="2.15cm" fo:min-width="1.7cm"/>
    </style:style>
    <style:style style:name="gr22" style:family="graphic" style:parent-style-name="standard">
      <style:graphic-properties draw:stroke="none" draw:fill="none" fo:min-height="0.358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072cm"/>
      <style:paragraph-properties style:writing-mode="lr-tb"/>
    </style:style>
    <style:style style:name="gr24" style:family="graphic" style:parent-style-name="standard">
      <style:graphic-properties draw:textarea-horizontal-align="justify" draw:textarea-vertical-align="middle" draw:auto-grow-height="false" fo:min-height="4.501cm" fo:min-width="3.223cm"/>
    </style:style>
    <style:style style:name="gr25" style:family="graphic" style:parent-style-name="standard">
      <style:graphic-properties draw:stroke="none" draw:fill="none" draw:textarea-vertical-align="middle" fo:min-height="0.358cm"/>
      <style:paragraph-properties style:writing-mode="lr-tb"/>
    </style:style>
    <style:style style:name="pr1" style:family="presentation" style:parent-style-name="Обычный-notes">
      <style:graphic-properties draw:fill-color="#ffffff" fo:min-height="13.364cm"/>
      <style:paragraph-properties style:writing-mode="lr-tb"/>
    </style:style>
    <style:style style:name="co1" style:family="table-column">
      <style:table-column-properties style:column-width="3.079cm" style:use-optimal-column-width="false"/>
    </style:style>
    <style:style style:name="co2" style:family="table-column">
      <style:table-column-properties style:column-width="2.395cm" style:use-optimal-column-width="false"/>
    </style:style>
    <style:style style:name="ro1" style:family="table-row">
      <style:table-row-properties style:row-height="0.6cm" style:use-optimal-row-height="false"/>
    </style:style>
    <style:style style:name="ro2" style:family="table-row">
      <style:table-row-properties style:row-height="0.596cm" style:use-optimal-row-height="false"/>
    </style:style>
    <style:style style:name="ce1" style:family="table-cell">
      <loext:graphic-properties draw:fill="none" draw:fill-color="#ffffff"/>
      <style:paragraph-properties fo:border="0.28pt solid #000000"/>
      <style:text-properties fo:font-size="9pt" style:font-size-asian="9pt" style:font-size-complex="9pt"/>
    </style:style>
    <style:style style:name="ce2" style:family="table-cell">
      <loext:graphic-properties draw:fill="none" draw:fill-color="#ffffff" draw:textarea-vertical-align="middle"/>
      <style:paragraph-properties fo:border="0.28pt solid #000000"/>
      <style:text-properties fo:font-size="8pt" style:font-size-asian="8pt" style:font-size-complex="8pt"/>
    </style:style>
    <style:style style:name="ce3" style:family="table-cell">
      <loext:graphic-properties draw:fill="none" draw:fill-color="#ffffff"/>
      <style:paragraph-properties fo:border="0.28pt solid #000000"/>
      <style:text-properties fo:font-size="8pt" style:font-size-asian="8pt" style:font-size-complex="8pt"/>
    </style:style>
    <style:style style:name="ce4" style:family="table-cell">
      <loext:graphic-properties draw:fill="none" draw:fill-color="#ffffff"/>
      <style:paragraph-properties fo:text-align="center" fo:border="0.28pt solid #000000"/>
      <style:text-properties fo:font-size="8pt" style:font-size-asian="8pt" style:font-size-complex="8pt"/>
    </style:style>
    <style:style style:name="ce5" style:family="table-cell">
      <loext:graphic-properties draw:fill="none" draw:fill-color="#ffffff" draw:textarea-vertical-align="middle"/>
      <style:paragraph-properties fo:border="0.28pt solid #000000"/>
      <style:text-properties fo:font-size="9pt" style:font-size-asian="9pt" style:font-size-complex="9pt"/>
    </style:style>
    <style:style style:name="ce6" style:family="table-cell">
      <loext:graphic-properties draw:fill="none" draw:fill-color="#ffffff"/>
      <style:paragraph-properties fo:text-align="center" fo:border="0.28pt solid #000000"/>
      <style:text-properties fo:font-size="9pt" style:font-size-asian="9pt" style:font-size-complex="9pt"/>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style:paragraph-properties fo:line-height="150%" fo:text-align="center"/>
    </style:style>
    <style:style style:name="P5" style:family="paragraph">
      <loext:graphic-properties draw:fill="none" draw:fill-color="#ffffff"/>
      <style:paragraph-properties fo:line-height="150%" fo:text-align="center" style:writing-mode="lr-tb"/>
    </style:style>
    <style:style style:name="P6" style:family="paragraph">
      <style:paragraph-properties fo:line-height="100%" fo:text-align="center"/>
    </style:style>
    <style:style style:name="P7" style:family="paragraph">
      <loext:graphic-properties draw:fill="none" draw:fill-color="#ffffff"/>
      <style:paragraph-properties fo:line-height="100%" fo:text-align="center" style:writing-mode="lr-tb"/>
    </style:style>
    <style:style style:name="P8" style:family="paragraph">
      <style:text-properties fo:font-size="9pt" style:font-size-asian="9pt" style:font-size-complex="9pt"/>
    </style:style>
    <style:style style:name="P9" style:family="paragraph">
      <style:text-properties fo:font-size="8pt" style:font-size-asian="8pt" style:font-size-complex="8pt"/>
    </style:style>
    <style:style style:name="P10" style:family="paragraph">
      <style:paragraph-properties fo:text-align="center"/>
      <style:text-properties fo:font-size="8pt" style:font-size-asian="8pt" style:font-size-complex="8pt"/>
    </style:style>
    <style:style style:name="P11" style:family="paragraph">
      <loext:graphic-properties draw:fill="none" draw:fill-color="#ffffff"/>
      <style:paragraph-properties style:writing-mode="lr-tb"/>
      <style:text-properties fo:font-size="7pt" style:font-size-asian="7pt" style:font-size-complex="7pt"/>
    </style:style>
    <style:style style:name="P12" style:family="paragraph">
      <style:paragraph-properties fo:line-height="150%" fo:text-align="start"/>
    </style:style>
    <style:style style:name="P13" style:family="paragraph">
      <loext:graphic-properties draw:fill="none" draw:fill-color="#ffffff"/>
      <style:paragraph-properties fo:line-height="150%" fo:text-align="start" style:writing-mode="lr-tb"/>
      <style:text-properties fo:font-size="7pt" style:font-size-asian="7pt" style:font-size-complex="7pt"/>
    </style:style>
    <style:style style:name="P14" style:family="paragraph">
      <loext:graphic-properties draw:fill="none" draw:fill-color="#ffffff"/>
      <style:paragraph-properties style:writing-mode="lr-tb"/>
      <style:text-properties fo:font-size="12pt" style:font-size-asian="12pt" style:font-size-complex="12pt"/>
    </style:style>
    <style:style style:name="P15" style:family="paragraph">
      <style:text-properties fo:font-size="6pt" style:font-size-asian="6pt" style:font-size-complex="6pt"/>
    </style:style>
    <style:style style:name="P16" style:family="paragraph">
      <loext:graphic-properties draw:fill="none" draw:fill-color="#ffffff"/>
      <style:text-properties fo:font-size="6pt" style:font-size-asian="6pt" style:font-size-complex="6pt"/>
    </style:style>
    <style:style style:name="P17" style:family="paragraph">
      <loext:graphic-properties draw:fill-color="#ffffff"/>
      <style:paragraph-properties style:writing-mode="lr-tb"/>
    </style:style>
    <style:style style:name="P18" style:family="paragraph">
      <loext:graphic-properties draw:fill="none" draw:fill-color="#ffffff"/>
    </style:style>
    <style:style style:name="P19" style:family="paragraph">
      <style:text-properties fo:font-size="7pt" style:font-size-asian="7pt" style:font-size-complex="7pt"/>
    </style:style>
    <style:style style:name="P20" style:family="paragraph">
      <loext:graphic-properties draw:fill="none" draw:fill-color="#ffffff"/>
      <style:text-properties fo:font-size="7pt" style:font-size-asian="7pt" style:font-size-complex="7pt"/>
    </style:style>
    <style:style style:name="P21" style:family="paragraph">
      <loext:graphic-properties draw:fill="none"/>
      <style:text-properties fo:font-size="6pt" style:font-size-asian="6pt" style:font-size-complex="6pt"/>
    </style:style>
    <style:style style:name="P22" style:family="paragraph">
      <style:paragraph-properties fo:line-height="150%" fo:text-align="center"/>
      <style:text-properties fo:font-size="6pt" style:font-size-asian="6pt" style:font-size-complex="6pt"/>
    </style:style>
    <style:style style:name="P23" style:family="paragraph">
      <loext:graphic-properties draw:fill="none" draw:fill-color="#ffffff"/>
      <style:paragraph-properties fo:line-height="150%" fo:text-align="center" style:writing-mode="lr-tb"/>
      <style:text-properties fo:font-size="6pt" style:font-size-asian="6pt" style:font-size-complex="6pt"/>
    </style:style>
    <style:style style:name="P24" style:family="paragraph">
      <style:paragraph-properties fo:text-align="center"/>
      <style:text-properties fo:font-size="9pt" style:font-size-asian="9pt" style:font-size-complex="9pt"/>
    </style:style>
    <style:style style:name="P25" style:family="paragraph">
      <loext:graphic-properties draw:fill="none"/>
      <style:text-properties fo:font-size="9pt" style:font-size-asian="9pt" style:font-size-complex="9pt"/>
    </style:style>
    <style:style style:name="P26" style:family="paragraph">
      <loext:graphic-properties draw:fill-color="#ffffff"/>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font-size-complex="8pt"/>
    </style:style>
    <style:style style:name="T3" style:family="text">
      <style:text-properties fo:font-size="7pt" style:font-size-asian="7pt" style:font-size-complex="7pt"/>
    </style:style>
    <style:style style:name="T4" style:family="text">
      <style:text-properties fo:font-size="7pt" fo:font-weight="bold" style:font-size-asian="7pt" style:font-weight-asian="bold" style:font-size-complex="7pt" style:font-weight-complex="bold"/>
    </style:style>
    <style:style style:name="T5" style:family="text">
      <style:text-properties fo:font-size="7pt" fo:font-weight="normal" style:font-size-asian="7pt" style:font-weight-asian="normal" style:font-size-complex="7pt" style:font-weight-complex="normal"/>
    </style:style>
    <style:style style:name="T6" style:family="text">
      <style:text-properties fo:font-size="12pt" style:font-size-asian="12pt" style:font-size-complex="12pt"/>
    </style:style>
    <style:style style:name="T7" style:family="text">
      <style:text-properties fo:font-size="6pt" style:font-size-asian="6pt" style:font-size-complex="6pt"/>
    </style:style>
    <style:style style:name="T8" style:family="text">
      <style:text-properties fo:font-size="9pt" style:font-size-asian="9pt" style:font-size-complex="9pt"/>
    </style:style>
    <style:style style:name="T9"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custom-shape draw:style-name="gr1" draw:text-style-name="P1" draw:layer="layout" svg:width="6.2cm" svg:height="11cm" svg:x="1.8cm" svg:y="1.6cm">
          <text:p/>
          <draw:enhanced-geometry svg:viewBox="0 0 21600 21600" draw:type="rectangle" draw:enhanced-path="M 0 0 L 21600 0 21600 21600 0 21600 0 0 Z N"/>
        </draw:custom-shape>
        <draw:line draw:style-name="gr2" draw:text-style-name="P2" draw:layer="layout" svg:x1="1.8cm" svg:y1="2.8cm" svg:x2="8cm" svg:y2="2.8cm">
          <text:p/>
        </draw:line>
        <draw:frame draw:style-name="gr3" draw:text-style-name="P3" draw:layer="layout" svg:width="3.6cm" svg:height="0.607cm" svg:x="3.4cm" svg:y="1.8cm">
          <draw:text-box>
            <text:p>House of Romanow</text:p>
          </draw:text-box>
        </draw:frame>
        <draw:g>
          <draw:custom-shape draw:style-name="gr4" draw:text-style-name="P1" draw:layer="layout" svg:width="5.4cm" svg:height="7.2cm" svg:x="2.2cm" svg:y="3.2cm">
            <text:p/>
            <draw:enhanced-geometry svg:viewBox="0 0 21600 21600" draw:type="rectangle" draw:enhanced-path="M 0 0 L 21600 0 21600 21600 0 21600 0 0 Z N"/>
          </draw:custom-shape>
          <draw:line draw:style-name="gr2" draw:text-style-name="P2" draw:layer="layout" svg:x1="2.2cm" svg:y1="3.2cm" svg:x2="7.6cm" svg:y2="10.4cm">
            <text:p/>
          </draw:line>
          <draw:line draw:style-name="gr2" draw:text-style-name="P2" draw:layer="layout" svg:x1="2.2cm" svg:y1="10.4cm" svg:x2="7.6cm" svg:y2="3.2cm">
            <text:p/>
          </draw:line>
        </draw:g>
        <draw:frame draw:style-name="gr5" draw:text-style-name="P3" draw:layer="layout" svg:width="2.4cm" svg:height="0.963cm" svg:x="3.9cm" svg:y="3.6cm">
          <draw:text-box>
            <text:p text:style-name="P1">Image of the Tsar</text:p>
          </draw:text-box>
        </draw:frame>
        <draw:frame draw:style-name="gr6" draw:text-style-name="P5" draw:layer="layout" svg:width="5.4cm" svg:height="1.853cm" svg:x="2.2cm" svg:y="10.6cm">
          <draw:text-box>
            <text:p text:style-name="P4">Michael I </text:p>
            <text:p text:style-name="P4">1596-1645 (49)</text:p>
            <text:p text:style-name="P4">Reign 1613-1645 (32)</text:p>
          </draw:text-box>
        </draw:frame>
        <draw:g>
          <draw:line draw:style-name="gr7" draw:text-style-name="P2" draw:layer="layout" svg:x1="7cm" svg:y1="2cm" svg:x2="7.8cm" svg:y2="2cm">
            <text:p/>
          </draw:line>
          <draw:line draw:style-name="gr7" draw:text-style-name="P2" draw:layer="layout" svg:x1="7cm" svg:y1="2.2cm" svg:x2="7.8cm" svg:y2="2.2cm">
            <text:p/>
          </draw:line>
          <draw:line draw:style-name="gr7" draw:text-style-name="P2" draw:layer="layout" svg:x1="7cm" svg:y1="2.4cm" svg:x2="7.8cm" svg:y2="2.4cm">
            <text:p/>
          </draw:line>
        </draw:g>
        <draw:custom-shape draw:style-name="gr1" draw:text-style-name="P1" draw:layer="layout" svg:width="6.2cm" svg:height="11cm" svg:x="8.8cm" svg:y="1.6cm">
          <text:p/>
          <draw:enhanced-geometry svg:viewBox="0 0 21600 21600" draw:type="rectangle" draw:enhanced-path="M 0 0 L 21600 0 21600 21600 0 21600 0 0 Z N"/>
        </draw:custom-shape>
        <draw:line draw:style-name="gr2" draw:text-style-name="P2" draw:layer="layout" svg:x1="8.8cm" svg:y1="2.8cm" svg:x2="15cm" svg:y2="2.8cm">
          <text:p/>
        </draw:line>
        <draw:frame draw:style-name="gr3" draw:text-style-name="P3" draw:layer="layout" svg:width="3.6cm" svg:height="0.607cm" svg:x="10.2cm" svg:y="1.8cm">
          <draw:text-box>
            <text:p text:style-name="P1">Wars</text:p>
          </draw:text-box>
        </draw:frame>
        <draw:g>
          <draw:custom-shape draw:style-name="gr8" draw:text-style-name="P1" draw:layer="layout" svg:width="5.4cm" svg:height="5cm" svg:x="9.2cm" svg:y="7cm">
            <text:p/>
            <draw:enhanced-geometry svg:viewBox="0 0 21600 21600" draw:type="rectangle" draw:enhanced-path="M 0 0 L 21600 0 21600 21600 0 21600 0 0 Z N"/>
          </draw:custom-shape>
          <draw:line draw:style-name="gr2" draw:text-style-name="P2" draw:layer="layout" svg:x1="9.2cm" svg:y1="7cm" svg:x2="14.6cm" svg:y2="12cm">
            <text:p/>
          </draw:line>
          <draw:line draw:style-name="gr2" draw:text-style-name="P2" draw:layer="layout" svg:x1="9.2cm" svg:y1="12cm" svg:x2="14.6cm" svg:y2="7cm">
            <text:p/>
          </draw:line>
        </draw:g>
        <draw:g>
          <draw:line draw:style-name="gr7" draw:text-style-name="P2" draw:layer="layout" svg:x1="14cm" svg:y1="2cm" svg:x2="14.8cm" svg:y2="2cm">
            <text:p/>
          </draw:line>
          <draw:line draw:style-name="gr7" draw:text-style-name="P2" draw:layer="layout" svg:x1="14cm" svg:y1="2.2cm" svg:x2="14.8cm" svg:y2="2.2cm">
            <text:p/>
          </draw:line>
          <draw:line draw:style-name="gr7" draw:text-style-name="P2" draw:layer="layout" svg:x1="14cm" svg:y1="2.4cm" svg:x2="14.8cm" svg:y2="2.4cm">
            <text:p/>
          </draw:line>
        </draw:g>
        <draw:frame draw:style-name="gr9" draw:text-style-name="P7" draw:layer="layout" svg:width="5.4cm" svg:height="0.8cm" svg:x="9.2cm" svg:y="3cm">
          <draw:text-box>
            <text:p text:style-name="P6">Michael I </text:p>
          </draw:text-box>
        </draw:frame>
        <draw:frame draw:style-name="standard" draw:layer="layout" svg:width="5.473cm" svg:height="2.399cm" svg:x="9.126cm" svg:y="3.839cm">
          <table:table table:template-name="default" table:use-first-row-styles="true" table:use-banding-rows-styles="true">
            <table:table-column table:style-name="co1"/>
            <table:table-column table:style-name="co2"/>
            <table:table-row table:style-name="ro1" table:default-cell-style-name="ce1">
              <table:table-cell>
                <text:p><text:span text:style-name="T1">War</text:span></text:p>
              </table:table-cell>
              <table:table-cell>
                <text:p text:style-name="P8"><text:span text:style-name="T1">Date</text:span></text:p>
              </table:table-cell>
            </table:table-row>
            <table:table-row table:style-name="ro1">
              <table:table-cell table:style-name="ce2">
                <text:p text:style-name="P9"><text:span text:style-name="T1">Ingrian War</text:span></text:p>
              </table:table-cell>
              <table:table-cell table:style-name="ce3">
                <text:p text:style-name="P9"><text:span text:style-name="T1">1610 - 1617</text:span></text:p>
              </table:table-cell>
            </table:table-row>
            <table:table-row table:style-name="ro1">
              <table:table-cell table:style-name="ce2">
                <text:p text:style-name="P9"><text:span text:style-name="T2">Smolensk War</text:span></text:p>
              </table:table-cell>
              <table:table-cell table:style-name="ce3">
                <text:p text:style-name="P9"><text:span text:style-name="T2">1632 - 1634</text:span></text:p>
              </table:table-cell>
            </table:table-row>
            <table:table-row table:style-name="ro1">
              <table:table-cell table:style-name="ce2">
                <text:p text:style-name="P9"><text:span text:style-name="T2">Total (in years)</text:span></text:p>
              </table:table-cell>
              <table:table-cell table:style-name="ce4">
                <text:p text:style-name="P10"><text:span text:style-name="T2">9</text:span></text:p>
              </table:table-cell>
            </table:table-row>
          </table:table>
          <draw:image xlink:href="Pictures/TablePreview1.svm" xlink:type="simple" xlink:show="embed" xlink:actuate="onLoad"/>
        </draw:frame>
        <draw:frame draw:style-name="gr10" draw:text-style-name="P3" draw:layer="layout" svg:width="1.8cm" svg:height="0.607cm" svg:x="11cm" svg:y="7.2cm">
          <draw:text-box>
            <text:p text:style-name="P1">Map</text:p>
          </draw:text-box>
        </draw:frame>
        <draw:custom-shape draw:style-name="gr1" draw:text-style-name="P1" draw:layer="layout" svg:width="6.2cm" svg:height="11cm" svg:x="15.8cm" svg:y="1.6cm">
          <text:p/>
          <draw:enhanced-geometry svg:viewBox="0 0 21600 21600" draw:type="rectangle" draw:enhanced-path="M 0 0 L 21600 0 21600 21600 0 21600 0 0 Z N"/>
        </draw:custom-shape>
        <draw:line draw:style-name="gr2" draw:text-style-name="P2" draw:layer="layout" svg:x1="15.8cm" svg:y1="2.8cm" svg:x2="22cm" svg:y2="2.8cm">
          <text:p/>
        </draw:line>
        <draw:frame draw:style-name="gr3" draw:text-style-name="P3" draw:layer="layout" svg:width="3.6cm" svg:height="0.607cm" svg:x="17.2cm" svg:y="1.8cm">
          <draw:text-box>
            <text:p text:style-name="P1">Literature</text:p>
          </draw:text-box>
        </draw:frame>
        <draw:g>
          <draw:line draw:style-name="gr7" draw:text-style-name="P2" draw:layer="layout" svg:x1="21cm" svg:y1="2cm" svg:x2="21.8cm" svg:y2="2cm">
            <text:p/>
          </draw:line>
          <draw:line draw:style-name="gr7" draw:text-style-name="P2" draw:layer="layout" svg:x1="21cm" svg:y1="2.2cm" svg:x2="21.8cm" svg:y2="2.2cm">
            <text:p/>
          </draw:line>
          <draw:line draw:style-name="gr7" draw:text-style-name="P2" draw:layer="layout" svg:x1="21cm" svg:y1="2.4cm" svg:x2="21.8cm" svg:y2="2.4cm">
            <text:p/>
          </draw:line>
        </draw:g>
        <draw:frame draw:style-name="gr9" draw:text-style-name="P7" draw:layer="layout" svg:width="5.4cm" svg:height="0.8cm" svg:x="16.2cm" svg:y="3cm">
          <draw:text-box>
            <text:p text:style-name="P6">Michael I </text:p>
          </draw:text-box>
        </draw:frame>
        <draw:g>
          <draw:custom-shape draw:style-name="gr11" draw:text-style-name="P1" draw:layer="layout" svg:width="2.6cm" svg:height="3.4cm" svg:x="16.2cm" svg:y="3.6cm">
            <text:p/>
            <draw:enhanced-geometry svg:viewBox="0 0 21600 21600" draw:type="rectangle" draw:enhanced-path="M 0 0 L 21600 0 21600 21600 0 21600 0 0 Z N"/>
          </draw:custom-shape>
          <draw:line draw:style-name="gr2" draw:text-style-name="P2" draw:layer="layout" svg:x1="16.2cm" svg:y1="3.6cm" svg:x2="18.8cm" svg:y2="7cm">
            <text:p/>
          </draw:line>
          <draw:line draw:style-name="gr2" draw:text-style-name="P2" draw:layer="layout" svg:x1="16.2cm" svg:y1="7cm" svg:x2="18.8cm" svg:y2="3.6cm">
            <text:p/>
          </draw:line>
        </draw:g>
        <draw:frame draw:style-name="gr12" draw:text-style-name="P11" draw:layer="layout" svg:width="1.4cm" svg:height="0.6cm" svg:x="16.8cm" svg:y="3.8cm">
          <draw:text-box>
            <text:p text:style-name="P1"><text:span text:style-name="T3">Author</text:span></text:p>
          </draw:text-box>
        </draw:frame>
        <draw:frame draw:style-name="gr13" draw:text-style-name="P13" draw:layer="layout" svg:width="2.8cm" svg:height="1.487cm" svg:x="19cm" svg:y="3.513cm">
          <draw:text-box>
            <text:p text:style-name="P12"><text:span text:style-name="T3">Avvakum </text:span><text:span text:style-name="T3">Petrov</text:span></text:p>
            <text:p text:style-name="P12"><text:span text:style-name="T4">Life of </text:span><text:span text:style-name="T4">Avvakum</text:span></text:p>
            <text:p text:style-name="P12"><text:span text:style-name="T5">1672</text:span></text:p>
          </draw:text-box>
        </draw:frame>
        <draw:g>
          <draw:custom-shape draw:style-name="gr11" draw:text-style-name="P1" draw:layer="layout" svg:width="2.6cm" svg:height="3.4cm" svg:x="19cm" svg:y="8cm">
            <text:p/>
            <draw:enhanced-geometry svg:viewBox="0 0 21600 21600" draw:type="rectangle" draw:enhanced-path="M 0 0 L 21600 0 21600 21600 0 21600 0 0 Z N"/>
          </draw:custom-shape>
          <draw:line draw:style-name="gr2" draw:text-style-name="P2" draw:layer="layout" svg:x1="19cm" svg:y1="8cm" svg:x2="21.6cm" svg:y2="11.4cm">
            <text:p/>
          </draw:line>
          <draw:line draw:style-name="gr2" draw:text-style-name="P2" draw:layer="layout" svg:x1="19cm" svg:y1="11.4cm" svg:x2="21.6cm" svg:y2="8cm">
            <text:p/>
          </draw:line>
        </draw:g>
        <draw:frame draw:style-name="gr12" draw:text-style-name="P11" draw:layer="layout" svg:width="1.4cm" svg:height="0.6cm" svg:x="19.6cm" svg:y="8.2cm">
          <draw:text-box>
            <text:p text:style-name="P1"><text:span text:style-name="T3">Author</text:span></text:p>
          </draw:text-box>
        </draw:frame>
        <draw:frame draw:style-name="gr13" draw:text-style-name="P13" draw:layer="layout" svg:width="2.8cm" svg:height="1.487cm" svg:x="16cm" svg:y="8cm">
          <draw:text-box>
            <text:p text:style-name="P12"><text:span text:style-name="T3">Next Author</text:span></text:p>
            <text:p text:style-name="P12"><text:span text:style-name="T4">Next book</text:span></text:p>
            <text:p text:style-name="P12"><text:span text:style-name="T5">16xx</text:span></text:p>
          </draw:text-box>
        </draw:frame>
        <draw:frame draw:style-name="gr14" draw:text-style-name="P14" draw:layer="layout" svg:width="20.2cm" svg:height="2.147cm" svg:x="1.8cm" svg:y="13.2cm">
          <draw:text-box>
            <text:p><text:span text:style-name="T6">My project will be about Russian history. More specific it will about period from 1613 till 1917, also known as reign of the House of Romanov. There will be three or more pages: brief information about monarchs, wars of the reign period and literature (or culture in general). If time will enough, I`ll add information about scince and education.</text:span></text:p>
          </draw:text-box>
        </draw:frame>
        <draw:g>
          <draw:g>
            <draw:custom-shape draw:style-name="gr15" draw:text-style-name="P1" draw:layer="layout" svg:width="1cm" svg:height="0.8cm" svg:x="2cm" svg:y="1.8cm">
              <text:p/>
              <draw:enhanced-geometry svg:viewBox="0 0 21600 21600" draw:type="rectangle" draw:enhanced-path="M 0 0 L 21600 0 21600 21600 0 21600 0 0 Z N"/>
            </draw:custom-shape>
            <draw:line draw:style-name="gr2" draw:text-style-name="P2" draw:layer="layout" svg:x1="2cm" svg:y1="1.8cm" svg:x2="3cm" svg:y2="2.6cm">
              <text:p/>
            </draw:line>
            <draw:line draw:style-name="gr2" draw:text-style-name="P2" draw:layer="layout" svg:x1="2cm" svg:y1="2.6cm" svg:x2="3cm" svg:y2="1.8cm">
              <text:p/>
            </draw:line>
          </draw:g>
          <draw:frame draw:style-name="gr16" draw:text-style-name="P16" draw:layer="layout" svg:width="1.1cm" svg:height="0.727cm" svg:x="2.1cm" svg:y="1.7cm">
            <draw:text-box>
              <text:p text:style-name="P15"><text:span text:style-name="T7">logo</text:span></text:p>
            </draw:text-box>
          </draw:frame>
        </draw:g>
        <draw:g>
          <draw:g>
            <draw:custom-shape draw:style-name="gr15" draw:text-style-name="P1" draw:layer="layout" svg:width="1cm" svg:height="0.8cm" svg:x="9cm" svg:y="1.8cm">
              <text:p/>
              <draw:enhanced-geometry svg:viewBox="0 0 21600 21600" draw:type="rectangle" draw:enhanced-path="M 0 0 L 21600 0 21600 21600 0 21600 0 0 Z N"/>
            </draw:custom-shape>
            <draw:line draw:style-name="gr2" draw:text-style-name="P2" draw:layer="layout" svg:x1="9cm" svg:y1="1.8cm" svg:x2="10cm" svg:y2="2.6cm">
              <text:p/>
            </draw:line>
            <draw:line draw:style-name="gr2" draw:text-style-name="P2" draw:layer="layout" svg:x1="9cm" svg:y1="2.6cm" svg:x2="10cm" svg:y2="1.8cm">
              <text:p/>
            </draw:line>
          </draw:g>
          <draw:frame draw:style-name="gr16" draw:text-style-name="P16" draw:layer="layout" svg:width="1.1cm" svg:height="0.727cm" svg:x="9.1cm" svg:y="1.7cm">
            <draw:text-box>
              <text:p text:style-name="P15"><text:span text:style-name="T7">logo</text:span></text:p>
            </draw:text-box>
          </draw:frame>
        </draw:g>
        <draw:g>
          <draw:g>
            <draw:custom-shape draw:style-name="gr15" draw:text-style-name="P1" draw:layer="layout" svg:width="1cm" svg:height="0.8cm" svg:x="16cm" svg:y="1.8cm">
              <text:p/>
              <draw:enhanced-geometry svg:viewBox="0 0 21600 21600" draw:type="rectangle" draw:enhanced-path="M 0 0 L 21600 0 21600 21600 0 21600 0 0 Z N"/>
            </draw:custom-shape>
            <draw:line draw:style-name="gr2" draw:text-style-name="P2" draw:layer="layout" svg:x1="16cm" svg:y1="1.8cm" svg:x2="17cm" svg:y2="2.6cm">
              <text:p/>
            </draw:line>
            <draw:line draw:style-name="gr2" draw:text-style-name="P2" draw:layer="layout" svg:x1="16cm" svg:y1="2.6cm" svg:x2="17cm" svg:y2="1.8cm">
              <text:p/>
            </draw:line>
          </draw:g>
          <draw:frame draw:style-name="gr16" draw:text-style-name="P16" draw:layer="layout" svg:width="1.1cm" svg:height="0.727cm" svg:x="16.1cm" svg:y="1.7cm">
            <draw:text-box>
              <text:p text:style-name="P15"><text:span text:style-name="T7">logo</text:span></text:p>
            </draw:text-box>
          </draw:frame>
        </draw:g>
        <presentation:notes draw:style-name="dp2">
          <draw:page-thumbnail draw:style-name="gr17" draw:layer="layout" svg:width="19.798cm" svg:height="11.136cm" svg:x="0.6cm" svg:y="2.257cm" draw:page-number="1" presentation:class="page"/>
          <draw:frame presentation:style-name="pr1" draw:text-style-name="P17"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custom-shape draw:style-name="gr18" draw:text-style-name="P1" draw:layer="layout" svg:width="13.2cm" svg:height="6.8cm" svg:x="0.6cm" svg:y="0.6cm">
          <text:p/>
          <draw:enhanced-geometry svg:viewBox="0 0 21600 21600" draw:type="rectangle" draw:enhanced-path="M 0 0 L 21600 0 21600 21600 0 21600 0 0 Z N"/>
        </draw:custom-shape>
        <draw:line draw:style-name="gr2" draw:text-style-name="P2" draw:layer="layout" svg:x1="0.6cm" svg:y1="1.8cm" svg:x2="13.8cm" svg:y2="1.8cm">
          <text:p/>
        </draw:line>
        <draw:g>
          <draw:g>
            <draw:custom-shape draw:style-name="gr15" draw:text-style-name="P1" draw:layer="layout" svg:width="1cm" svg:height="0.8cm" svg:x="0.8cm" svg:y="0.8cm">
              <text:p/>
              <draw:enhanced-geometry svg:viewBox="0 0 21600 21600" draw:type="rectangle" draw:enhanced-path="M 0 0 L 21600 0 21600 21600 0 21600 0 0 Z N"/>
            </draw:custom-shape>
            <draw:line draw:style-name="gr2" draw:text-style-name="P2" draw:layer="layout" svg:x1="0.8cm" svg:y1="0.8cm" svg:x2="1.8cm" svg:y2="1.6cm">
              <text:p/>
            </draw:line>
            <draw:line draw:style-name="gr2" draw:text-style-name="P2" draw:layer="layout" svg:x1="0.8cm" svg:y1="1.6cm" svg:x2="1.8cm" svg:y2="0.8cm">
              <text:p/>
            </draw:line>
          </draw:g>
          <draw:frame draw:style-name="gr16" draw:text-style-name="P16" draw:layer="layout" svg:width="1.1cm" svg:height="0.727cm" svg:x="0.9cm" svg:y="0.7cm">
            <draw:text-box>
              <text:p text:style-name="P15"><text:span text:style-name="T7">logo</text:span></text:p>
            </draw:text-box>
          </draw:frame>
        </draw:g>
        <draw:frame draw:style-name="gr3" draw:text-style-name="P18" draw:layer="layout" svg:width="1.6cm" svg:height="0.607cm" svg:x="7.6cm" svg:y="0.9cm">
          <draw:text-box>
            <text:p>HOME</text:p>
          </draw:text-box>
        </draw:frame>
        <draw:frame draw:style-name="gr3" draw:text-style-name="P18" draw:layer="layout" svg:width="1.6cm" svg:height="0.607cm" svg:x="9.3cm" svg:y="0.9cm">
          <draw:text-box>
            <text:p>WARS</text:p>
          </draw:text-box>
        </draw:frame>
        <draw:frame draw:style-name="gr19" draw:text-style-name="P18" draw:layer="layout" svg:width="2.6cm" svg:height="0.7cm" svg:x="10.8cm" svg:y="0.9cm">
          <draw:text-box>
            <text:p>LITERATURE</text:p>
          </draw:text-box>
        </draw:frame>
        <draw:line draw:style-name="gr2" draw:text-style-name="P2" draw:layer="layout" svg:x1="7.8cm" svg:y1="0.6cm" svg:x2="6.6cm" svg:y2="1.8cm">
          <text:p/>
        </draw:line>
        <draw:line draw:style-name="gr2" draw:text-style-name="P2" draw:layer="layout" svg:x1="0.6cm" svg:y1="1.8cm" svg:x2="7.8cm" svg:y2="0.6cm">
          <text:p/>
        </draw:line>
        <draw:line draw:style-name="gr2" draw:text-style-name="P2" draw:layer="layout" svg:x1="0.6cm" svg:y1="0.6cm" svg:x2="6.6cm" svg:y2="1.8cm">
          <text:p/>
        </draw:line>
        <draw:frame draw:style-name="gr20" draw:text-style-name="P20" draw:layer="layout" svg:width="2.6cm" svg:height="0.526cm" svg:x="2.7cm" svg:y="0.6cm">
          <draw:text-box>
            <text:p text:style-name="P19"><text:span text:style-name="T3">Backgro</text:span><text:span text:style-name="T3">und </text:span><text:span text:style-name="T3">image</text:span></text:p>
          </draw:text-box>
        </draw:frame>
        <draw:g>
          <draw:custom-shape draw:style-name="gr21" draw:text-style-name="P1" draw:layer="layout" svg:width="2.2cm" svg:height="2.4cm" svg:x="2.5cm" svg:y="2.2cm">
            <text:p/>
            <draw:enhanced-geometry svg:viewBox="0 0 21600 21600" draw:type="rectangle" draw:enhanced-path="M 0 0 L 21600 0 21600 21600 0 21600 0 0 Z N"/>
          </draw:custom-shape>
          <draw:line draw:style-name="gr2" draw:text-style-name="P2" draw:layer="layout" svg:x1="2.5cm" svg:y1="2.2cm" svg:x2="4.7cm" svg:y2="4.6cm">
            <text:p/>
          </draw:line>
          <draw:line draw:style-name="gr2" draw:text-style-name="P2" draw:layer="layout" svg:x1="2.5cm" svg:y1="4.6cm" svg:x2="4.7cm" svg:y2="2.2cm">
            <text:p/>
          </draw:line>
        </draw:g>
        <draw:g>
          <draw:custom-shape draw:style-name="gr21" draw:text-style-name="P1" draw:layer="layout" svg:width="2.2cm" svg:height="2.4cm" svg:x="4.9cm" svg:y="2.2cm">
            <text:p/>
            <draw:enhanced-geometry svg:viewBox="0 0 21600 21600" draw:type="rectangle" draw:enhanced-path="M 0 0 L 21600 0 21600 21600 0 21600 0 0 Z N"/>
          </draw:custom-shape>
          <draw:line draw:style-name="gr2" draw:text-style-name="P2" draw:layer="layout" svg:x1="4.9cm" svg:y1="2.2cm" svg:x2="7.1cm" svg:y2="4.6cm">
            <text:p/>
          </draw:line>
          <draw:line draw:style-name="gr2" draw:text-style-name="P2" draw:layer="layout" svg:x1="4.9cm" svg:y1="4.6cm" svg:x2="7.1cm" svg:y2="2.2cm">
            <text:p/>
          </draw:line>
        </draw:g>
        <draw:g>
          <draw:custom-shape draw:style-name="gr21" draw:text-style-name="P1" draw:layer="layout" svg:width="2.2cm" svg:height="2.4cm" svg:x="7.3cm" svg:y="2.2cm">
            <text:p/>
            <draw:enhanced-geometry svg:viewBox="0 0 21600 21600" draw:type="rectangle" draw:enhanced-path="M 0 0 L 21600 0 21600 21600 0 21600 0 0 Z N"/>
          </draw:custom-shape>
          <draw:line draw:style-name="gr2" draw:text-style-name="P2" draw:layer="layout" svg:x1="7.3cm" svg:y1="2.2cm" svg:x2="9.5cm" svg:y2="4.6cm">
            <text:p/>
          </draw:line>
          <draw:line draw:style-name="gr2" draw:text-style-name="P2" draw:layer="layout" svg:x1="7.3cm" svg:y1="4.6cm" svg:x2="9.5cm" svg:y2="2.2cm">
            <text:p/>
          </draw:line>
        </draw:g>
        <draw:g>
          <draw:custom-shape draw:style-name="gr21" draw:text-style-name="P1" draw:layer="layout" svg:width="2.2cm" svg:height="2.4cm" svg:x="9.7cm" svg:y="2.2cm">
            <text:p/>
            <draw:enhanced-geometry svg:viewBox="0 0 21600 21600" draw:type="rectangle" draw:enhanced-path="M 0 0 L 21600 0 21600 21600 0 21600 0 0 Z N"/>
          </draw:custom-shape>
          <draw:line draw:style-name="gr2" draw:text-style-name="P2" draw:layer="layout" svg:x1="9.7cm" svg:y1="2.2cm" svg:x2="11.9cm" svg:y2="4.6cm">
            <text:p/>
          </draw:line>
          <draw:line draw:style-name="gr2" draw:text-style-name="P2" draw:layer="layout" svg:x1="9.7cm" svg:y1="4.6cm" svg:x2="11.9cm" svg:y2="2.2cm">
            <text:p/>
          </draw:line>
        </draw:g>
        <draw:frame draw:style-name="gr22" draw:text-style-name="P21" draw:layer="layout" svg:width="1.489cm" svg:height="0.727cm" svg:x="3cm" svg:y="2.2cm">
          <draw:text-box>
            <text:p text:style-name="P15"><text:span text:style-name="T7">Image of </text:span><text:span text:style-name="T7">the Tsar</text:span></text:p>
          </draw:text-box>
        </draw:frame>
        <draw:frame draw:style-name="gr22" draw:text-style-name="P21" draw:layer="layout" svg:width="1.489cm" svg:height="0.727cm" svg:x="5.4cm" svg:y="2.2cm">
          <draw:text-box>
            <text:p text:style-name="P15"><text:span text:style-name="T7">Image of </text:span><text:span text:style-name="T7">the Tsar</text:span></text:p>
          </draw:text-box>
        </draw:frame>
        <draw:frame draw:style-name="gr22" draw:text-style-name="P21" draw:layer="layout" svg:width="1.489cm" svg:height="0.727cm" svg:x="7.8cm" svg:y="2.2cm">
          <draw:text-box>
            <text:p text:style-name="P15"><text:span text:style-name="T7">Image of </text:span><text:span text:style-name="T7">the Tsar</text:span></text:p>
          </draw:text-box>
        </draw:frame>
        <draw:frame draw:style-name="gr22" draw:text-style-name="P21" draw:layer="layout" svg:width="1.489cm" svg:height="0.727cm" svg:x="10.2cm" svg:y="2.2cm">
          <draw:text-box>
            <text:p text:style-name="P15"><text:span text:style-name="T7">Image of </text:span><text:span text:style-name="T7">the Tsar</text:span></text:p>
          </draw:text-box>
        </draw:frame>
        <draw:frame draw:style-name="gr23" draw:text-style-name="P23" draw:layer="layout" svg:width="2.6cm" svg:height="1.322cm" svg:x="2.4cm" svg:y="4.5cm">
          <draw:text-box>
            <text:p text:style-name="P22"><text:span text:style-name="T7">Michael I </text:span></text:p>
            <text:p text:style-name="P22"><text:span text:style-name="T7">1596-1645 </text:span><text:span text:style-name="T7">(49)</text:span></text:p>
            <text:p text:style-name="P22"><text:span text:style-name="T7">Reign </text:span><text:span text:style-name="T7">1613-1645 </text:span><text:span text:style-name="T7">(32)</text:span></text:p>
          </draw:text-box>
        </draw:frame>
        <draw:frame draw:style-name="gr23" draw:text-style-name="P23" draw:layer="layout" svg:width="2.6cm" svg:height="1.322cm" svg:x="4.8cm" svg:y="4.5cm">
          <draw:text-box>
            <text:p text:style-name="P22"><text:span text:style-name="T7">Alexis I </text:span></text:p>
            <text:p text:style-name="P22"><text:span text:style-name="T7">1629-1676 </text:span><text:span text:style-name="T7">(46)</text:span></text:p>
            <text:p text:style-name="P22"><text:span text:style-name="T7">Reign </text:span><text:span text:style-name="T7">1645-1676 </text:span><text:span text:style-name="T7">(31)</text:span></text:p>
          </draw:text-box>
        </draw:frame>
        <draw:frame draw:style-name="gr23" draw:text-style-name="P23" draw:layer="layout" svg:width="2.6cm" svg:height="1.322cm" svg:x="7.2cm" svg:y="4.5cm">
          <draw:text-box>
            <text:p text:style-name="P22"><text:span text:style-name="T7">Feodor III </text:span></text:p>
            <text:p text:style-name="P22"><text:span text:style-name="T7">1661-1682 </text:span><text:span text:style-name="T7">(20)</text:span></text:p>
            <text:p text:style-name="P22"><text:span text:style-name="T7">Reign </text:span><text:span text:style-name="T7">1676-1682 </text:span><text:span text:style-name="T7">(6)</text:span></text:p>
          </draw:text-box>
        </draw:frame>
        <draw:frame draw:style-name="gr23" draw:text-style-name="P23" draw:layer="layout" svg:width="2.6cm" svg:height="1.322cm" svg:x="9.6cm" svg:y="4.5cm">
          <draw:text-box>
            <text:p text:style-name="P22"><text:span text:style-name="T7">Ivan VI </text:span></text:p>
            <text:p text:style-name="P22"><text:span text:style-name="T7">1666 -1696 </text:span><text:span text:style-name="T7">(29)</text:span></text:p>
            <text:p text:style-name="P22"><text:span text:style-name="T7">Reign </text:span><text:span text:style-name="T7">1682-1696 </text:span><text:span text:style-name="T7">(14)</text:span></text:p>
          </draw:text-box>
        </draw:frame>
        <draw:g>
          <draw:rect draw:style-name="gr21" draw:text-style-name="P1" draw:layer="layout" svg:width="2.2cm" svg:height="1.4cm" svg:x="2.6cm" svg:y="6cm">
            <text:p/>
          </draw:rect>
          <draw:line draw:style-name="gr2" draw:text-style-name="P2" draw:layer="layout" svg:x1="2.6cm" svg:y1="6cm" svg:x2="3.8cm" svg:y2="7.4cm">
            <text:p/>
          </draw:line>
          <draw:line draw:style-name="gr2" draw:text-style-name="P2" draw:layer="layout" svg:x1="3.6cm" svg:y1="7.4cm" svg:x2="4.8cm" svg:y2="6cm">
            <text:p/>
          </draw:line>
        </draw:g>
        <draw:g>
          <draw:rect draw:style-name="gr21" draw:text-style-name="P1" draw:layer="layout" svg:width="2.2cm" svg:height="1.4cm" svg:x="5cm" svg:y="6cm">
            <text:p/>
          </draw:rect>
          <draw:line draw:style-name="gr2" draw:text-style-name="P2" draw:layer="layout" svg:x1="5cm" svg:y1="6cm" svg:x2="6.2cm" svg:y2="7.4cm">
            <text:p/>
          </draw:line>
          <draw:line draw:style-name="gr2" draw:text-style-name="P2" draw:layer="layout" svg:x1="6cm" svg:y1="7.4cm" svg:x2="7.2cm" svg:y2="6cm">
            <text:p/>
          </draw:line>
        </draw:g>
        <draw:g>
          <draw:rect draw:style-name="gr21" draw:text-style-name="P1" draw:layer="layout" svg:width="2.2cm" svg:height="1.4cm" svg:x="7.4cm" svg:y="6cm">
            <text:p/>
          </draw:rect>
          <draw:line draw:style-name="gr2" draw:text-style-name="P2" draw:layer="layout" svg:x1="7.4cm" svg:y1="6cm" svg:x2="8.6cm" svg:y2="7.4cm">
            <text:p/>
          </draw:line>
          <draw:line draw:style-name="gr2" draw:text-style-name="P2" draw:layer="layout" svg:x1="8.4cm" svg:y1="7.4cm" svg:x2="9.6cm" svg:y2="6cm">
            <text:p/>
          </draw:line>
        </draw:g>
        <draw:g>
          <draw:rect draw:style-name="gr21" draw:text-style-name="P1" draw:layer="layout" svg:width="2.2cm" svg:height="1.4cm" svg:x="9.8cm" svg:y="6cm">
            <text:p/>
          </draw:rect>
          <draw:line draw:style-name="gr2" draw:text-style-name="P2" draw:layer="layout" svg:x1="9.8cm" svg:y1="6cm" svg:x2="11cm" svg:y2="7.4cm">
            <text:p/>
          </draw:line>
          <draw:line draw:style-name="gr2" draw:text-style-name="P2" draw:layer="layout" svg:x1="10.8cm" svg:y1="7.4cm" svg:x2="12cm" svg:y2="6cm">
            <text:p/>
          </draw:line>
        </draw:g>
        <draw:custom-shape draw:style-name="gr18" draw:text-style-name="P1" draw:layer="layout" svg:width="13.2cm" svg:height="6.8cm" svg:x="0.623cm" svg:y="8.249cm">
          <text:p/>
          <draw:enhanced-geometry svg:viewBox="0 0 21600 21600" draw:type="rectangle" draw:enhanced-path="M 0 0 L 21600 0 21600 21600 0 21600 0 0 Z N"/>
        </draw:custom-shape>
        <draw:line draw:style-name="gr2" draw:text-style-name="P2" draw:layer="layout" svg:x1="0.623cm" svg:y1="9.449cm" svg:x2="13.823cm" svg:y2="9.449cm">
          <text:p/>
        </draw:line>
        <draw:g>
          <draw:g>
            <draw:custom-shape draw:style-name="gr15" draw:text-style-name="P1" draw:layer="layout" svg:width="1cm" svg:height="0.8cm" svg:x="0.823cm" svg:y="8.449cm">
              <text:p/>
              <draw:enhanced-geometry svg:viewBox="0 0 21600 21600" draw:type="rectangle" draw:enhanced-path="M 0 0 L 21600 0 21600 21600 0 21600 0 0 Z N"/>
            </draw:custom-shape>
            <draw:line draw:style-name="gr2" draw:text-style-name="P2" draw:layer="layout" svg:x1="0.823cm" svg:y1="8.449cm" svg:x2="1.823cm" svg:y2="9.249cm">
              <text:p/>
            </draw:line>
            <draw:line draw:style-name="gr2" draw:text-style-name="P2" draw:layer="layout" svg:x1="0.823cm" svg:y1="9.249cm" svg:x2="1.823cm" svg:y2="8.449cm">
              <text:p/>
            </draw:line>
          </draw:g>
          <draw:frame draw:style-name="gr16" draw:text-style-name="P16" draw:layer="layout" svg:width="1.1cm" svg:height="0.727cm" svg:x="0.923cm" svg:y="8.349cm">
            <draw:text-box>
              <text:p text:style-name="P15"><text:span text:style-name="T7">logo</text:span></text:p>
            </draw:text-box>
          </draw:frame>
        </draw:g>
        <draw:frame draw:style-name="gr3" draw:text-style-name="P18" draw:layer="layout" svg:width="1.6cm" svg:height="0.607cm" svg:x="7.623cm" svg:y="8.549cm">
          <draw:text-box>
            <text:p>HOME</text:p>
          </draw:text-box>
        </draw:frame>
        <draw:frame draw:style-name="gr3" draw:text-style-name="P18" draw:layer="layout" svg:width="1.6cm" svg:height="0.607cm" svg:x="9.323cm" svg:y="8.549cm">
          <draw:text-box>
            <text:p>WARS</text:p>
          </draw:text-box>
        </draw:frame>
        <draw:frame draw:style-name="gr19" draw:text-style-name="P18" draw:layer="layout" svg:width="2.6cm" svg:height="0.7cm" svg:x="10.823cm" svg:y="8.549cm">
          <draw:text-box>
            <text:p>LITERATURE</text:p>
          </draw:text-box>
        </draw:frame>
        <draw:line draw:style-name="gr2" draw:text-style-name="P2" draw:layer="layout" svg:x1="7.823cm" svg:y1="8.249cm" svg:x2="6.623cm" svg:y2="9.449cm">
          <text:p/>
        </draw:line>
        <draw:line draw:style-name="gr2" draw:text-style-name="P2" draw:layer="layout" svg:x1="0.623cm" svg:y1="9.449cm" svg:x2="7.823cm" svg:y2="8.249cm">
          <text:p/>
        </draw:line>
        <draw:line draw:style-name="gr2" draw:text-style-name="P2" draw:layer="layout" svg:x1="0.623cm" svg:y1="8.249cm" svg:x2="6.623cm" svg:y2="9.449cm">
          <text:p/>
        </draw:line>
        <draw:frame draw:style-name="gr20" draw:text-style-name="P20" draw:layer="layout" svg:width="2.6cm" svg:height="0.526cm" svg:x="2.723cm" svg:y="8.249cm">
          <draw:text-box>
            <text:p text:style-name="P19"><text:span text:style-name="T3">Backgro</text:span><text:span text:style-name="T3">und </text:span><text:span text:style-name="T3">image</text:span></text:p>
          </draw:text-box>
        </draw:frame>
        <draw:g>
          <draw:custom-shape draw:style-name="gr24" draw:text-style-name="P1" draw:layer="layout" svg:width="3.723cm" svg:height="4.751cm" svg:x="8.2cm" svg:y="10.149cm">
            <text:p/>
            <draw:enhanced-geometry svg:viewBox="0 0 21600 21600" draw:type="rectangle" draw:enhanced-path="M 0 0 L 21600 0 21600 21600 0 21600 0 0 Z N"/>
          </draw:custom-shape>
          <draw:line draw:style-name="gr2" draw:text-style-name="P2" draw:layer="layout" svg:x1="8.2cm" svg:y1="10.149cm" svg:x2="11.923cm" svg:y2="14.9cm">
            <text:p/>
          </draw:line>
          <draw:line draw:style-name="gr2" draw:text-style-name="P2" draw:layer="layout" svg:x1="8.2cm" svg:y1="14.9cm" svg:x2="11.923cm" svg:y2="10.149cm">
            <text:p/>
          </draw:line>
        </draw:g>
        <draw:frame draw:style-name="gr25" draw:text-style-name="P25" draw:layer="layout" svg:width="1.489cm" svg:height="0.608cm" svg:x="9.4cm" svg:y="10.7cm">
          <draw:text-box>
            <text:p text:style-name="P24"><text:span text:style-name="T8">Map</text:span></text:p>
          </draw:text-box>
        </draw:frame>
        <draw:frame draw:style-name="standard" draw:layer="layout" svg:width="5.473cm" svg:height="2.467cm" svg:x="2.121cm" svg:y="10.223cm">
          <table:table table:template-name="default" table:use-first-row-styles="true" table:use-banding-rows-styles="true">
            <table:table-column table:style-name="co1"/>
            <table:table-column table:style-name="co2"/>
            <table:table-row table:style-name="ro2" table:default-cell-style-name="ce1">
              <table:table-cell>
                <text:p text:style-name="P8"><text:span text:style-name="T9">War</text:span></text:p>
              </table:table-cell>
              <table:table-cell>
                <text:p text:style-name="P8"><text:span text:style-name="T9">Date</text:span></text:p>
              </table:table-cell>
            </table:table-row>
            <table:table-row table:style-name="ro1">
              <table:table-cell table:style-name="ce5">
                <text:p text:style-name="P8"><text:span text:style-name="T9">Ingrian War</text:span></text:p>
              </table:table-cell>
              <table:table-cell table:style-name="ce1">
                <text:p text:style-name="P8"><text:span text:style-name="T9">1610 - 1617</text:span></text:p>
              </table:table-cell>
            </table:table-row>
            <table:table-row table:style-name="ro1">
              <table:table-cell table:style-name="ce5">
                <text:p text:style-name="P8">Smolensk War</text:p>
              </table:table-cell>
              <table:table-cell table:style-name="ce1">
                <text:p text:style-name="P8">1632 - 1634</text:p>
              </table:table-cell>
            </table:table-row>
            <table:table-row table:style-name="ro1">
              <table:table-cell table:style-name="ce5">
                <text:p text:style-name="P8">Total (in years)</text:p>
              </table:table-cell>
              <table:table-cell table:style-name="ce6">
                <text:p text:style-name="P24">9</text:p>
              </table:table-cell>
            </table:table-row>
          </table:table>
          <draw:image xlink:href="Pictures/TablePreview2.svm" xlink:type="simple" xlink:show="embed" xlink:actuate="onLoad"/>
        </draw:frame>
        <draw:frame draw:style-name="gr20" draw:text-style-name="P18" draw:layer="layout" svg:width="3cm" svg:height="0.607cm" svg:x="1.9cm" svg:y="9.493cm">
          <draw:text-box>
            <text:p>Michael I</text:p>
          </draw:text-box>
        </draw:frame>
        <draw:custom-shape draw:style-name="gr18" draw:text-style-name="P1" draw:layer="layout" svg:width="13.2cm" svg:height="6.8cm" svg:x="14.296cm" svg:y="4.415cm">
          <text:p/>
          <draw:enhanced-geometry svg:viewBox="0 0 21600 21600" draw:type="rectangle" draw:enhanced-path="M 0 0 L 21600 0 21600 21600 0 21600 0 0 Z N"/>
        </draw:custom-shape>
        <draw:line draw:style-name="gr2" draw:text-style-name="P2" draw:layer="layout" svg:x1="14.296cm" svg:y1="5.615cm" svg:x2="27.496cm" svg:y2="5.615cm">
          <text:p/>
        </draw:line>
        <draw:g>
          <draw:g>
            <draw:custom-shape draw:style-name="gr15" draw:text-style-name="P1" draw:layer="layout" svg:width="1cm" svg:height="0.8cm" svg:x="14.496cm" svg:y="4.615cm">
              <text:p/>
              <draw:enhanced-geometry svg:viewBox="0 0 21600 21600" draw:type="rectangle" draw:enhanced-path="M 0 0 L 21600 0 21600 21600 0 21600 0 0 Z N"/>
            </draw:custom-shape>
            <draw:line draw:style-name="gr2" draw:text-style-name="P2" draw:layer="layout" svg:x1="14.496cm" svg:y1="4.615cm" svg:x2="15.496cm" svg:y2="5.415cm">
              <text:p/>
            </draw:line>
            <draw:line draw:style-name="gr2" draw:text-style-name="P2" draw:layer="layout" svg:x1="14.496cm" svg:y1="5.415cm" svg:x2="15.496cm" svg:y2="4.615cm">
              <text:p/>
            </draw:line>
          </draw:g>
          <draw:frame draw:style-name="gr16" draw:text-style-name="P16" draw:layer="layout" svg:width="1.1cm" svg:height="0.727cm" svg:x="14.596cm" svg:y="4.515cm">
            <draw:text-box>
              <text:p text:style-name="P15"><text:span text:style-name="T7">logo</text:span></text:p>
            </draw:text-box>
          </draw:frame>
        </draw:g>
        <draw:frame draw:style-name="gr3" draw:text-style-name="P18" draw:layer="layout" svg:width="1.6cm" svg:height="0.607cm" svg:x="21.296cm" svg:y="4.715cm">
          <draw:text-box>
            <text:p>HOME</text:p>
          </draw:text-box>
        </draw:frame>
        <draw:frame draw:style-name="gr3" draw:text-style-name="P18" draw:layer="layout" svg:width="1.6cm" svg:height="0.607cm" svg:x="22.996cm" svg:y="4.715cm">
          <draw:text-box>
            <text:p>WARS</text:p>
          </draw:text-box>
        </draw:frame>
        <draw:frame draw:style-name="gr19" draw:text-style-name="P18" draw:layer="layout" svg:width="2.6cm" svg:height="0.7cm" svg:x="24.496cm" svg:y="4.715cm">
          <draw:text-box>
            <text:p>LITERATURE</text:p>
          </draw:text-box>
        </draw:frame>
        <draw:line draw:style-name="gr2" draw:text-style-name="P2" draw:layer="layout" svg:x1="21.496cm" svg:y1="4.415cm" svg:x2="20.296cm" svg:y2="5.615cm">
          <text:p/>
        </draw:line>
        <draw:line draw:style-name="gr2" draw:text-style-name="P2" draw:layer="layout" svg:x1="14.296cm" svg:y1="5.615cm" svg:x2="21.496cm" svg:y2="4.415cm">
          <text:p/>
        </draw:line>
        <draw:line draw:style-name="gr2" draw:text-style-name="P2" draw:layer="layout" svg:x1="14.296cm" svg:y1="4.415cm" svg:x2="20.296cm" svg:y2="5.615cm">
          <text:p/>
        </draw:line>
        <draw:frame draw:style-name="gr20" draw:text-style-name="P20" draw:layer="layout" svg:width="2.6cm" svg:height="0.526cm" svg:x="16.396cm" svg:y="4.415cm">
          <draw:text-box>
            <text:p text:style-name="P19"><text:span text:style-name="T3">Backgro</text:span><text:span text:style-name="T3">und </text:span><text:span text:style-name="T3">image</text:span></text:p>
          </draw:text-box>
        </draw:frame>
        <draw:frame draw:style-name="gr20" draw:text-style-name="P18" draw:layer="layout" svg:width="3cm" svg:height="0.607cm" svg:x="15.573cm" svg:y="5.659cm">
          <draw:text-box>
            <text:p>Michael I</text:p>
          </draw:text-box>
        </draw:frame>
        <draw:g>
          <draw:g>
            <draw:custom-shape draw:style-name="gr11" draw:text-style-name="P1" draw:layer="layout" svg:width="2.6cm" svg:height="3.4cm" svg:x="18.2cm" svg:y="6.6cm">
              <text:p/>
              <draw:enhanced-geometry svg:viewBox="0 0 21600 21600" draw:type="rectangle" draw:enhanced-path="M 0 0 L 21600 0 21600 21600 0 21600 0 0 Z N"/>
            </draw:custom-shape>
            <draw:line draw:style-name="gr2" draw:text-style-name="P2" draw:layer="layout" svg:x1="18.2cm" svg:y1="6.6cm" svg:x2="20.8cm" svg:y2="10cm">
              <text:p/>
            </draw:line>
            <draw:line draw:style-name="gr2" draw:text-style-name="P2" draw:layer="layout" svg:x1="18.2cm" svg:y1="10cm" svg:x2="20.8cm" svg:y2="6.6cm">
              <text:p/>
            </draw:line>
          </draw:g>
          <draw:frame draw:style-name="gr12" draw:text-style-name="P11" draw:layer="layout" svg:width="1.4cm" svg:height="0.6cm" svg:x="18.8cm" svg:y="6.8cm">
            <draw:text-box>
              <text:p text:style-name="P1"><text:span text:style-name="T3">Author</text:span></text:p>
            </draw:text-box>
          </draw:frame>
        </draw:g>
        <draw:frame draw:style-name="gr13" draw:text-style-name="P13" draw:layer="layout" svg:width="2.8cm" svg:height="1.487cm" svg:x="15.6cm" svg:y="6.8cm">
          <draw:text-box>
            <text:p text:style-name="P12"><text:span text:style-name="T3">Avvaku</text:span><text:span text:style-name="T3">m Petrov</text:span></text:p>
            <text:p text:style-name="P12"><text:span text:style-name="T4">Life of </text:span><text:span text:style-name="T4">Avvaku</text:span><text:span text:style-name="T4">m</text:span></text:p>
            <text:p text:style-name="P12"><text:span text:style-name="T5">1672</text:span></text:p>
          </draw:text-box>
        </draw:frame>
        <draw:frame draw:style-name="gr13" draw:text-style-name="P13" draw:layer="layout" svg:width="1.904cm" svg:height="1.487cm" svg:x="24.496cm" svg:y="6.8cm">
          <draw:text-box>
            <text:p text:style-name="P12"><text:span text:style-name="T3">Next </text:span><text:span text:style-name="T3">Author</text:span></text:p>
            <text:p text:style-name="P12"><text:span text:style-name="T4">Next </text:span><text:span text:style-name="T4">book</text:span></text:p>
            <text:p text:style-name="P12"><text:span text:style-name="T5">16xx</text:span></text:p>
          </draw:text-box>
        </draw:frame>
        <draw:g>
          <draw:g>
            <draw:custom-shape draw:style-name="gr11" draw:text-style-name="P1" draw:layer="layout" svg:width="2.6cm" svg:height="3.4cm" svg:x="21.4cm" svg:y="6.6cm">
              <text:p/>
              <draw:enhanced-geometry svg:viewBox="0 0 21600 21600" draw:type="rectangle" draw:enhanced-path="M 0 0 L 21600 0 21600 21600 0 21600 0 0 Z N"/>
            </draw:custom-shape>
            <draw:line draw:style-name="gr2" draw:text-style-name="P2" draw:layer="layout" svg:x1="21.4cm" svg:y1="6.6cm" svg:x2="24cm" svg:y2="10cm">
              <text:p/>
            </draw:line>
            <draw:line draw:style-name="gr2" draw:text-style-name="P2" draw:layer="layout" svg:x1="21.4cm" svg:y1="10cm" svg:x2="24cm" svg:y2="6.6cm">
              <text:p/>
            </draw:line>
          </draw:g>
          <draw:frame draw:style-name="gr12" draw:text-style-name="P11" draw:layer="layout" svg:width="1.4cm" svg:height="0.6cm" svg:x="22cm" svg:y="6.8cm">
            <draw:text-box>
              <text:p text:style-name="P1"><text:span text:style-name="T3">Author</text:span></text:p>
            </draw:text-box>
          </draw:frame>
        </draw:g>
        <presentation:notes draw:style-name="dp2">
          <draw:page-thumbnail draw:style-name="gr17" draw:layer="layout" svg:width="19.798cm" svg:height="11.136cm" svg:x="0.6cm" svg:y="2.257cm" draw:page-number="2" presentation:class="page"/>
          <draw:frame presentation:style-name="pr1" draw:text-style-name="P2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9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cm" draw:marker-start-width="0.2cm" draw:marker-end-width="0.2cm"/>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20:08:26.754425415</meta:creation-date>
    <dc:date>2020-09-30T12:44:27.466714562</dc:date>
    <meta:editing-duration>PT13M3S</meta:editing-duration>
    <meta:editing-cycles>6</meta:editing-cycles>
    <meta:generator>LibreOffice/6.4.5.2$Linux_X86_64 LibreOffice_project/40$Build-2</meta:generator>
    <meta:document-statistic meta:object-count="198"/>
  </office:meta>
</office:document-meta>
</file>